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dbaf" officeooo:paragraph-rsid="0006dbaf"/>
    </style:style>
    <style:style style:name="P2" style:family="paragraph" style:parent-style-name="Standard">
      <style:paragraph-properties fo:text-align="center" style:justify-single-word="false"/>
      <style:text-properties officeooo:rsid="0006dbaf" officeooo:paragraph-rsid="0006dbaf"/>
    </style:style>
    <style:style style:name="P3" style:family="paragraph" style:parent-style-name="Standard">
      <style:paragraph-properties fo:text-align="justify" style:justify-single-word="false"/>
      <style:text-properties officeooo:rsid="0006dbaf" officeooo:paragraph-rsid="0006dbaf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officeooo:rsid="0006dbaf" officeooo:paragraph-rsid="0006dbaf" style:font-size-asian="12pt" style:font-size-complex="12pt"/>
    </style:style>
    <style:style style:name="P5" style:family="paragraph" style:parent-style-name="Preformatted_20_Text">
      <style:paragraph-properties fo:text-align="justify" style:justify-single-word="false"/>
      <style:text-properties officeooo:rsid="0006dbaf" officeooo:paragraph-rsid="0006dbaf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082889" style:font-size-asian="12pt" style:font-size-complex="12pt"/>
    </style:style>
    <style:style style:name="T3" style:family="text">
      <style:text-properties style:font-name="Liberation Serif" fo:font-size="12pt" officeooo:rsid="000a5fe5" style:font-size-asian="12pt" style:font-size-complex="1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order to configure Raspberry Pi 3 b+ to autologin as root, on yocto configuration add next lines:</text:p>
      <text:p text:style-name="P2"/>
      <text:p text:style-name="P3">EXTRA_IMAGE_FEATURES = "debug-tweaks"</text:p>
      <text:p text:style-name="P3">IMAGE_INSTALL_append = "mingetty"</text:p>
      <text:p text:style-name="P2"/>
      <text:p text:style-name="P3">Then do bitbake<text:span text:style-name="T1">. When the image is created, prepare the sd card and </text:span><text:span text:style-name="T3">c</text:span><text:span text:style-name="T1">hange the last line of the file “/etc/inittab” as below:</text:span></text:p>
      <text:p text:style-name="P4"/>
      <text:p text:style-name="P5"><text:span text:style-name="Source_20_Text"><text:span text:style-name="T1">#1:2345:respawn:/sbin/getty 38400 tty1</text:span></text:span></text:p>
      <text:p text:style-name="P6"><text:span text:style-name="Source_20_Text"><text:span text:style-name="T1">1:2345:respawn:/sbin/mingetty --autologin root tty1</text:span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09:00:49.259161945</meta:creation-date>
    <meta:generator>LibreOffice/6.0.3.2$Linux_X86_64 LibreOffice_project/00m0$Build-2</meta:generator>
    <dc:date>2018-06-25T08:18:22.078990332</dc:date>
    <meta:editing-duration>PT4M44S</meta:editing-duration>
    <meta:editing-cycles>5</meta:editing-cycles>
    <meta:document-statistic meta:table-count="0" meta:image-count="0" meta:object-count="0" meta:page-count="1" meta:paragraph-count="6" meta:word-count="55" meta:character-count="384" meta:non-whitespace-character-count="336"/>
  </office:meta>
</office:document-meta>
</file>